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b71" officeooo:paragraph-rsid="00166b71"/>
    </style:style>
    <style:style style:name="P2" style:family="paragraph" style:parent-style-name="Standard">
      <style:text-properties officeooo:rsid="00166b71" officeooo:paragraph-rsid="00166b71"/>
    </style:style>
    <style:style style:name="P3" style:family="paragraph" style:parent-style-name="Standard">
      <style:text-properties officeooo:rsid="00168a4b" officeooo:paragraph-rsid="00168a4b"/>
    </style:style>
    <style:style style:name="P4" style:family="paragraph" style:parent-style-name="Standard">
      <style:text-properties officeooo:rsid="0019bdd7" officeooo:paragraph-rsid="0019bdd7"/>
    </style:style>
    <style:style style:name="T1" style:family="text">
      <style:text-properties officeooo:rsid="00186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HP - ZEND = 8</text:p>
      <text:p text:style-name="P1">2. APIs REST = 7</text:p>
      <text:p text:style-name="P1">3. NodeJS = 5</text:p>
      <text:p text:style-name="P1">4. Angular = 7</text:p>
      <text:p text:style-name="P1">5. Aplicativos híbridos com IONIC = 7</text:p>
      <text:p text:style-name="P1">6. Front-end - HTML CSS Javascript Bootstrap = 9</text:p>
      <text:p text:style-name="P1">7. JWT, OAuth2 e Basic Auth - Métodos de autenticação para APIs = 7</text:p>
      <text:p text:style-name="P1">8. JQuery e Ajax = 9</text:p>
      <text:p text:style-name="P1">9. Frameworks PHP = 9</text:p>
      <text:p text:style-name="P1">10. Aplicação com Zend Expressive e Angular 2 = 8</text:p>
      <text:p text:style-name="P1">11. Frameworks Front-end - Angular, VueJS, React, Backbone, Polymer = 7</text:p>
      <text:p text:style-name="P1">12. Desenvolvimento Android Nativo = 3</text:p>
      <text:p text:style-name="P1"/>
      <text:p text:style-name="P1">Escolhas:</text:p>
      <text:p text:style-name="P1">10. Aplicação com Zend Expressive e Angular 2</text:p>
      <text:p text:style-name="P1">7. JWT, OAuth2 e Basic Auth - Métodos de autenticação para APIs REST</text:p>
      <text:p text:style-name="P1"/>
      <text:p text:style-name="P3">Web <text:span text:style-name="T1">S</text:span>ervices PHP e métodos de autenticação <text:span text:style-name="T1">com a aplicação cliente</text:span></text:p>
      <text:p text:style-name="P4">Problema: Comunicação segura entre servidor e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20:27:35.816234692</meta:creation-date>
    <dc:date>2016-10-07T21:50:16.091665962</dc:date>
    <meta:editing-duration>PT1H6M3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27" meta:character-count="651" meta:non-whitespace-character-count="541"/>
  </office:meta>
</office:document-meta>
</file>